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87d7" officeooo:paragraph-rsid="001b87d7"/>
    </style:style>
    <style:style style:name="P2" style:family="paragraph" style:parent-style-name="Standard">
      <style:text-properties officeooo:rsid="001c0361" officeooo:paragraph-rsid="001c0361"/>
    </style:style>
    <style:style style:name="P3" style:family="paragraph" style:parent-style-name="Standard">
      <style:text-properties officeooo:rsid="001dd9ae" officeooo:paragraph-rsid="001dd9ae"/>
    </style:style>
    <style:style style:name="T1" style:family="text">
      <style:text-properties officeooo:rsid="001c03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s web server diary</text:p>
      <text:p text:style-name="P1"/>
      <text:p text:style-name="P1">Difficulty with correctly sending the contents of the buffer to the client. <text:span text:style-name="T1">Fixed, due to incorrect threading, once one request was processed, I.e getting the html text, the web server stopped working. Once threading was implemented correctly, the web browser was able to send multiple different requests that can ask for multiple files. </text:span></text:p>
      <text:p text:style-name="P1"/>
      <text:p text:style-name="P2">Another difficulty was sending the correct amount of data to the web browser, initially, the web server never terminated connection as the web browser didn't know when the stream of data ended. This was fixed by,</text:p>
      <text:p text:style-name="P2"/>
      <text:p text:style-name="P3">Another time consuming factor for this project for me was that I did not know the protocols of web serving before, so I had to quickly learn how web servers and browsers communicate.</text:p>
      <text:p text:style-name="P3"/>
      <text:p text:style-name="P3">Parsing the request and headers was also challenging in C. <text:s/>In another language such as python or Java, parsing such strings is more simple thanks to regular expressions.</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00:20:42.199932950</meta:creation-date>
    <dc:date>2017-10-25T15:40:13.631736414</dc:date>
    <meta:editing-duration>P2DT15H17M54S</meta:editing-duration>
    <meta:editing-cycles>3</meta:editing-cycles>
    <meta:generator>LibreOffice/4.2.8.2$Linux_X86_64 LibreOffice_project/420m0$Build-2</meta:generator>
    <meta:document-statistic meta:table-count="0" meta:image-count="0" meta:object-count="0" meta:page-count="1" meta:paragraph-count="5" meta:word-count="154" meta:character-count="927" meta:non-whitespace-character-count="776"/>
  </office:meta>
</office:document-meta>
</file>